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justify">
        <style:tab-stops>
          <style:tab-stop style:type="left" style:position="1.8in"/>
        </style:tab-stops>
      </style:paragraph-properties>
    </style:style>
    <style:style style:name="T2" style:parent-style-name="DefaultParagraphFont" style:family="text">
      <style:text-properties style:font-name="Tahoma" style:font-name-complex="Tahoma" fo:font-weight="bold" style:font-weight-asian="bold" style:font-weight-complex="bold"/>
    </style:style>
    <style:style style:name="P3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4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5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6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7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8" style:parent-style-name="DefaultParagraphFont" style:family="text">
      <style:text-properties style:font-name="Tahoma" style:font-name-complex="Tahoma"/>
    </style:style>
    <style:style style:name="T9" style:parent-style-name="DefaultParagraphFont" style:family="text"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Tahoma" style:font-name-complex="Tahoma"/>
    </style:style>
    <style:style style:name="P11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12" style:parent-style-name="DefaultParagraphFont" style:family="text">
      <style:text-properties style:font-name="Tahoma" style:font-name-complex="Tahoma"/>
    </style:style>
    <style:style style:name="T13" style:parent-style-name="DefaultParagraphFont" style:family="text"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ahoma" style:font-name-complex="Tahoma"/>
    </style:style>
    <style:style style:name="P15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16" style:parent-style-name="DefaultParagraphFont" style:family="text">
      <style:text-properties style:font-name="Tahoma" style:font-name-complex="Tahoma"/>
    </style:style>
    <style:style style:name="T17" style:parent-style-name="DefaultParagraphFont" style:family="text"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ahoma" style:font-name-complex="Tahoma"/>
    </style:style>
    <style:style style:name="P19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20" style:parent-style-name="DefaultParagraphFont" style:family="text">
      <style:text-properties style:font-name="Tahoma" style:font-name-complex="Tahoma"/>
    </style:style>
    <style:style style:name="T21" style:parent-style-name="DefaultParagraphFont" style:family="text"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Tahoma" style:font-name-complex="Tahoma"/>
    </style:style>
    <style:style style:name="P23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24" style:parent-style-name="DefaultParagraphFont" style:family="text">
      <style:text-properties style:font-name="Tahoma" style:font-name-complex="Tahoma"/>
    </style:style>
    <style:style style:name="T25" style:parent-style-name="DefaultParagraphFont" style:family="text"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Tahoma" style:font-name-complex="Tahoma"/>
    </style:style>
    <style:style style:name="P27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28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29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30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31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32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33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34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language="pt" fo:country="PT"/>
    </style:style>
    <style:style style:name="P35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36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37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38" style:parent-style-name="DefaultParagraphFont" style:family="text">
      <style:text-properties style:font-name="Tahoma" style:font-name-complex="Tahoma"/>
    </style:style>
    <style:style style:name="T39" style:parent-style-name="DefaultParagraphFont" style:family="text">
      <style:text-properties style:font-name="Tahoma" style:font-name-complex="Tahoma" fo:font-style="italic" style:font-style-asian="italic" style:font-style-complex="italic"/>
    </style:style>
    <style:style style:name="P40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41" style:parent-style-name="DefaultParagraphFont" style:family="text">
      <style:text-properties style:font-name="Tahoma" style:font-name-complex="Tahoma"/>
    </style:style>
    <style:style style:name="T42" style:parent-style-name="DefaultParagraphFont" style:family="text">
      <style:text-properties style:font-name="Tahoma" style:font-name-complex="Tahoma" fo:font-style="italic" style:font-style-asian="italic" style:font-style-complex="italic"/>
    </style:style>
    <style:style style:name="P43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44" style:parent-style-name="DefaultParagraphFont" style:family="text">
      <style:text-properties style:font-name="Tahoma" style:font-name-complex="Tahoma"/>
    </style:style>
    <style:style style:name="T45" style:parent-style-name="DefaultParagraphFont" style:family="text">
      <style:text-properties style:font-name="Tahoma" style:font-name-complex="Tahoma" fo:font-style="italic" style:font-style-asian="italic" style:font-style-complex="italic"/>
    </style:style>
    <style:style style:name="P46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47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48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</style:style>
    <style:style style:name="T49" style:parent-style-name="DefaultParagraphFont" style:family="text">
      <style:text-properties style:font-name="Tahoma" style:font-name-complex="Tahoma"/>
    </style:style>
    <style:style style:name="T50" style:parent-style-name="DefaultParagraphFont" style:family="text">
      <style:text-properties style:font-name="Tahoma" style:font-name-complex="Tahoma"/>
    </style:style>
    <style:style style:name="T51" style:parent-style-name="DefaultParagraphFont" style:family="text">
      <style:text-properties style:font-name="Tahoma" style:font-name-complex="Tahoma" fo:font-style="italic" style:font-style-asian="italic" style:font-style-complex="italic"/>
    </style:style>
    <style:style style:name="P52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53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54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55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56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57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/>
    </style:style>
    <style:style style:name="P58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font-weight="bold" style:font-weight-asian="bold" style:font-weight-complex="bold"/>
    </style:style>
    <style:style style:name="P59" style:parent-style-name="Normal" style:family="paragraph">
      <style:paragraph-properties fo:text-align="justify">
        <style:tab-stops>
          <style:tab-stop style:type="left" style:position="1.8in"/>
        </style:tab-stops>
      </style:paragraph-properties>
      <style:text-properties style:font-name="Tahoma" style:font-name-complex="Tahoma" fo:language="pt" fo:country="PT"/>
    </style:style>
  </office:automatic-styles>
  <office:body>
    <office:text text:use-soft-page-breaks="true">
      <text:p text:style-name="P1"><text:tab/><text:span text:style-name="T2"># Guardian Bear - Personal Safety App</text:span></text:p>
      <text:p text:style-name="P3"/>
      <text:p text:style-name="P4">Guardian Bear is designed to be your companion in maintaining personal safety and awareness. Built using React Native and leveraging the Expo framework, this app offers a variety of features aimed at enhancing your security in everyday situations as well as emergencies.</text:p>
      <text:p text:style-name="P5"/>
      <text:p text:style-name="P6">Features</text:p>
      <text:p text:style-name="P7"><text:span text:style-name="T8">-<text:s/></text:span><text:span text:style-name="T9">Safety Tips</text:span><text:span text:style-name="T10">: Access a wealth of safety tips for various scenarios.</text:span></text:p>
      <text:p text:style-name="P11"><text:span text:style-name="T12">-<text:s/></text:span><text:span text:style-name="T13">Emergency Contacts</text:span><text:span text:style-name="T14">: Manage and store a list of emergency contacts easily accessible when needed.</text:span></text:p>
      <text:p text:style-name="P15"><text:span text:style-name="T16">-<text:s/></text:span><text:span text:style-name="T17">SOS Messaging</text:span><text:span text:style-name="T18">: Send a pre-set SOS message along with your current location to your emergency contacts at the tap of a button.</text:span></text:p>
      <text:p text:style-name="P19"><text:span text:style-name="T20">-<text:s/></text:span><text:span text:style-name="T21">Local Emergency Services Finder</text:span><text:span text:style-name="T22">: Quickly find and navigate to nearby emergency services like police stations and hospitals.</text:span></text:p>
      <text:p text:style-name="P23"><text:span text:style-name="T24">-<text:s/></text:span><text:span text:style-name="T25">Personal and Medical Information</text:span><text:span text:style-name="T26">: Store important health details that can be critical in emergency situations.</text:span></text:p>
      <text:p text:style-name="P27"/>
      <text:p text:style-name="P28">Getting Started</text:p>
      <text:p text:style-name="P29">To run Guardian Bear on your local machine for development and testing purposes, follow these steps:</text:p>
      <text:p text:style-name="P30">Prerequisites</text:p>
      <text:p text:style-name="P31">Ensure you have the following installed:</text:p>
      <text:p text:style-name="P32">- [Node.js]</text:p>
      <text:p text:style-name="P33">- [npm]</text:p>
      <text:p text:style-name="P34">- [Expo CLI]</text:p>
      <text:p text:style-name="P35">Installing</text:p>
      <text:p text:style-name="P36">1. Clone the repository:</text:p>
      <text:p text:style-name="P37"><text:span text:style-name="T38">git clone https: /</text:span><text:span text:style-name="T39">/github.com/DaigoGui/PersonalSafetyApp.git</text:span></text:p>
      <text:p text:style-name="P40"><text:span text:style-name="T41">2. Navigate to the cloned directory</text:span><text:span text:style-name="T42">: cd PersonalSafetyApp</text:span></text:p>
      <text:p text:style-name="P43"><text:span text:style-name="T44">3. Install the dependencies:<text:s/></text:span><text:span text:style-name="T45">npm install</text:span></text:p>
      <text:p text:style-name="P46"/>
      <text:p text:style-name="P47">Running the App</text:p>
      <text:p text:style-name="P48"><text:span text:style-name="T49">To start the app, run:</text:span><text:span text:style-name="T50"><text:s/></text:span><text:span text:style-name="T51">expo start</text:span></text:p>
      <text:p text:style-name="P52">Built With</text:p>
      <text:p text:style-name="P53">- React Native<text:s/>- The framework used for developing the mobile application.</text:p>
      <text:p text:style-name="P54">-<text:s/><text:s/>Expo<text:s/>- An open-source platform used for building native applications.</text:p>
      <text:p text:style-name="P55">-<text:s/><text:s/>React Navigation<text:s/>- For navigation between screens.</text:p>
      <text:p text:style-name="P56">-<text:s/><text:s/>AsyncStorage - For local storage of data.</text:p>
      <text:p text:style-name="P57"/>
      <text:p text:style-name="P58">Authors</text:p>
      <text:p text:style-name="P59">-<text:s/>Margarida Gago<text:s/>- <text:s/>[DaigoGui](https://github.com/DaigoGui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garida Gago</meta:initial-creator>
    <dc:creator>Margarida Gago</dc:creator>
    <meta:creation-date>2024-04-15T08:39:00Z</meta:creation-date>
    <dc:date>2024-04-15T08:49:00Z</dc:date>
    <meta:template xlink:href="Normal" xlink:type="simple"/>
    <meta:editing-cycles>1</meta:editing-cycles>
    <meta:editing-duration>PT600S</meta:editing-duration>
    <meta:user-defined meta:name="MSIP_Label_8a8eb34d-fba7-40f3-b856-61e3fd1d170f_Enabled">true</meta:user-defined>
    <meta:user-defined meta:name="MSIP_Label_8a8eb34d-fba7-40f3-b856-61e3fd1d170f_SetDate">2024-04-15T08:49:17Z</meta:user-defined>
    <meta:user-defined meta:name="MSIP_Label_8a8eb34d-fba7-40f3-b856-61e3fd1d170f_Method">Standard</meta:user-defined>
    <meta:user-defined meta:name="MSIP_Label_8a8eb34d-fba7-40f3-b856-61e3fd1d170f_Name">Confidential</meta:user-defined>
    <meta:user-defined meta:name="MSIP_Label_8a8eb34d-fba7-40f3-b856-61e3fd1d170f_SiteId">f89944b7-4a4e-4ea7-9156-3299f3411647</meta:user-defined>
    <meta:user-defined meta:name="MSIP_Label_8a8eb34d-fba7-40f3-b856-61e3fd1d170f_ActionId">9d987820-c3ec-4f7f-98cb-5b36b3a491cb</meta:user-defined>
    <meta:user-defined meta:name="MSIP_Label_8a8eb34d-fba7-40f3-b856-61e3fd1d170f_ContentBits">0</meta:user-defined>
    <meta:document-statistic meta:page-count="2" meta:paragraph-count="3" meta:word-count="244" meta:character-count="1633" meta:row-count="11" meta:non-whitespace-character-count="1392"/>
  </office:meta>
</office:document-meta>
</file>